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315a3" officeooo:paragraph-rsid="0019c2f9" style:font-weight-asian="bold" style:font-weight-complex="bold"/>
    </style:style>
    <style:style style:name="P2" style:family="paragraph" style:parent-style-name="Standard">
      <style:text-properties fo:font-size="12pt" fo:font-style="normal" fo:font-weight="normal" officeooo:rsid="0019c2f9" officeooo:paragraph-rsid="0019c2f9"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1e6f46" officeooo:paragraph-rsid="001e6f46"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20acc1" officeooo:paragraph-rsid="0020acc1" style:font-size-asian="10.5pt" style:font-style-asian="normal" style:font-weight-asian="normal" style:font-size-complex="12pt" style:font-style-complex="normal" style:font-weight-complex="normal"/>
    </style:style>
    <style:style style:name="P5" style:family="paragraph" style:parent-style-name="Standard">
      <style:text-properties fo:font-size="14pt" fo:font-style="italic" fo:font-weight="bold" officeooo:rsid="001315a3" officeooo:paragraph-rsid="0019c2f9" style:font-size-asian="14pt" style:font-style-asian="italic" style:font-weight-asian="bold" style:font-size-complex="14pt" style:font-style-complex="italic" style:font-weight-complex="bold"/>
    </style:style>
    <style:style style:name="T1" style:family="text">
      <style:text-properties fo:font-size="14pt" style:font-size-asian="14pt" style:font-size-complex="14pt"/>
    </style:style>
    <style:style style:name="T2" style:family="text">
      <style:text-properties fo:font-size="14pt" officeooo:rsid="0019c2f9"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officeooo:rsid="001d54de"/>
    </style:style>
    <style:style style:name="T5" style:family="text">
      <style:text-properties fo:font-weight="bold" style:font-weight-asian="bold" style:font-weight-complex="bold"/>
    </style:style>
    <style:style style:name="T6" style:family="text">
      <style:text-properties fo:font-weight="bold" officeooo:rsid="001d54de" style:font-weight-asian="bold" style:font-weight-complex="bold"/>
    </style:style>
    <style:style style:name="T7" style:family="text">
      <style:text-properties fo:font-weight="bold" officeooo:rsid="001fb4c6" style:font-weight-asian="bold" style:font-weight-complex="bold"/>
    </style:style>
    <style:style style:name="T8" style:family="text">
      <style:text-properties officeooo:rsid="001fb4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ÍA DE USO PARA </text:span><text:span text:style-name="T2">ADMINISTRADORES</text:span><text:span text:style-name="T1"> DE </text:span><text:span text:style-name="T3">CUBESTORE</text:span></text:p>
      <text:p text:style-name="P5"/>
      <text:p text:style-name="P2">Para poder acceder como administradores de la página, debemos loguearnos con los siguientes datos:</text:p>
      <text:p text:style-name="P2"/>
      <text:p text:style-name="P2">Usuario: Youssef <text:tab/>Contraseña: 1234</text:p>
      <text:p text:style-name="P2">Usuario: Elisa<text:tab/><text:tab/>Contraseña: 1234</text:p>
      <text:p text:style-name="P2"/>
      <text:p text:style-name="P2">Como administradores, <text:span text:style-name="T4">en la esquina superior derecha a diferencia de la cuenta de los clientes nos aparece un pequeño menú a través del cual podemos consultar la</text:span><text:span text:style-name="T6"> lista de los pedidos realizados</text:span><text:span text:style-name="T4"> <text:s/>(Todos los Pedidos) por los distintos clientes. Se muestra en esta sección el número de pedido, el nombre de usuario del cliente, la fecha de compra y el precio total de la compra. También se muestra una fotografía del producto y la cantidad que se ha comprado de cada uno. Para ver la factura completa del pedido así como los datos personales del cliente que lo ha hecho, simplemente debemos hacer click sobre el número de pedido</text:span></text:p>
      <text:p text:style-name="P2"/>
      <text:p text:style-name="P3">También encontramos una sección dedicada a la <text:span text:style-name="T5">administración de los clientes</text:span> (Cuentas de Clientes), donde se listan todos los usuarios con sus datos (usuario, contraseña, dirección, etc), <text:span text:style-name="T8">y una dedicada a la </text:span><text:span text:style-name="T7">administración de los administradores </text:span><text:span text:style-name="T8">(Cuentas de Admins), donde de nuevo se listan todos los usuarios registrados como administradores de la página junto con algunos de sus datos.</text:span></text:p>
      <text:p text:style-name="P3"/>
      <text:p text:style-name="P4">Como administradores no podemos comprar ni marcar como favorito ningún producto, se nos mostrará un mensaje de error indicándonos que nos registremos como cli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21:15:32.988000000</meta:creation-date>
    <dc:date>2017-03-03T19:06:07.055617016</dc:date>
    <meta:editing-duration>PT2H33M36S</meta:editing-duration>
    <meta:editing-cycles>5</meta:editing-cycles>
    <meta:generator>LibreOffice/5.1.6.2$Linux_X86_64 LibreOffice_project/10m0$Build-2</meta:generator>
    <meta:document-statistic meta:table-count="0" meta:image-count="0" meta:object-count="0" meta:page-count="1" meta:paragraph-count="7" meta:word-count="221" meta:character-count="1386" meta:non-whitespace-character-count="1169"/>
  </office:meta>
</office:document-meta>
</file>